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Position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Position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scriptorPositionTriplet.DescriptorPositionTriplet( byte oa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